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2024-11-06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3504" calcext:value-type="float">
            <text:p>65.37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2023-11-15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7616" calcext:value-type="float">
            <text:p>65.5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2022-11-08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2256" calcext:value-type="float">
            <text:p>64.53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2021-11-09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78" calcext:value-type="float">
            <text:p>62.4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2020-11-03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54" calcext:value-type="float">
            <text:p>62.2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2017-11-09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2015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2408" calcext:value-type="float">
            <text:p>59.65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2015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9944" calcext:value-type="float">
            <text:p>59.7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2014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201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201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1592" calcext:value-type="float">
            <text:p>63.7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2008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200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9456" calcext:value-type="float">
            <text:p>57.3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2006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200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2003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200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2000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1999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1998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1996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932" calcext:value-type="float">
            <text:p>59.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199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4072" calcext:value-type="float">
            <text:p>56.96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199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199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199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198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1988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1986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1616" calcext:value-type="float">
            <text:p>51.79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198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198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198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197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2502</text:p>
          </table:table-cell>
          <table:table-cell office:value-type="string" calcext:value-type="string">
            <text:p>197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